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96pt"/>
    </style:style>
    <style:style style:name="co2" style:family="table-column">
      <style:table-column-properties fo:break-before="auto" style:column-width="117.89pt"/>
    </style:style>
    <style:style style:name="co3" style:family="table-column">
      <style:table-column-properties fo:break-before="auto" style:column-width="122.6pt"/>
    </style:style>
    <style:style style:name="co4" style:family="table-column">
      <style:table-column-properties fo:break-before="auto" style:column-width="130.56pt"/>
    </style:style>
    <style:style style:name="co5" style:family="table-column">
      <style:table-column-properties fo:break-before="auto" style:column-width="135.24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139.01pt"/>
    </style:style>
    <style:style style:name="co8" style:family="table-column">
      <style:table-column-properties fo:break-before="auto" style:column-width="112.76pt"/>
    </style:style>
    <style:style style:name="co9" style:family="table-column">
      <style:table-column-properties fo:break-before="auto" style:column-width="117.44pt"/>
    </style:style>
    <style:style style:name="co10" style:family="table-column">
      <style:table-column-properties fo:break-before="auto" style:column-width="151.14pt"/>
    </style:style>
    <style:style style:name="co11" style:family="table-column">
      <style:table-column-properties fo:break-before="auto" style:column-width="155.79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stat_memtier" table:style-name="ta1">
        <table:shapes>
          <draw:frame draw:z-index="0" draw:style-name="gr1" draw:text-style-name="P1" svg:width="453.51pt" svg:height="255.09pt" svg:x="0pt" svg:y="104.77pt">
            <loext:p draw:notify-on-update-of-ranges="dstat_memtier.A1:dstat_memtier.A1 dstat_memtier.A2:dstat_memtier.A13 dstat_memtier.B1:dstat_memtier.B1 dstat_memtier.B2:dstat_memtier.B13 dstat_memtier.C1:dstat_memtier.C1 dstat_memtier.C2:dstat_memtier.C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6.72pt" svg:y="259.77pt">
            <loext:p draw:notify-on-update-of-ranges="dstat_memtier.A1:dstat_memtier.A1 dstat_memtier.A2:dstat_memtier.A13 dstat_memtier.D1:dstat_memtier.D1 dstat_memtier.D2:dstat_memtier.D13 dstat_memtier.E1:dstat_memtier.E1 dstat_memtier.E2:dstat_memtier.E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69.51pt" svg:y="115.65pt">
            <loext:p draw:notify-on-update-of-ranges="dstat_memtier.A1:dstat_memtier.A1 dstat_memtier.A2:dstat_memtier.A13 dstat_memtier.F1:dstat_memtier.F1 dstat_memtier.F2:dstat_memtier.F13 dstat_memtier.G1:dstat_memtier.G1 dstat_memtier.G2:dstat_memtier.G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849.54pt" svg:y="251.23pt">
            <loext:p draw:notify-on-update-of-ranges="dstat_memtier.A1:dstat_memtier.A1 dstat_memtier.A2:dstat_memtier.A13 dstat_memtier.H1:dstat_memtier.H1 dstat_memtier.H2:dstat_memtier.H13 dstat_memtier.I1:dstat_memtier.I1 dstat_memtier.I2:dstat_memtier.I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243.96pt" svg:y="181.53pt">
            <loext:p draw:notify-on-update-of-ranges="dstat_memtier.A1:dstat_memtier.A1 dstat_memtier.A2:dstat_memtier.A13 dstat_memtier.J1:dstat_memtier.J1 dstat_memtier.J2:dstat_memtier.J13 dstat_memtier.K1:dstat_memtier.K1 dstat_memtier.K2:dstat_memtier.K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User CPU - READ-ONLY</text:p>
          </table:table-cell>
          <table:table-cell office:value-type="string" calcext:value-type="string">
            <text:p>User CPU - WRITE-ONLY</text:p>
          </table:table-cell>
          <table:table-cell office:value-type="string" calcext:value-type="string">
            <text:p>System CPU - READ-ONLY</text:p>
          </table:table-cell>
          <table:table-cell office:value-type="string" calcext:value-type="string">
            <text:p>System CPU - WRITE-ONLY</text:p>
          </table:table-cell>
          <table:table-cell office:value-type="string" calcext:value-type="string">
            <text:p>Net-Received - READ-ONLY</text:p>
          </table:table-cell>
          <table:table-cell office:value-type="string" calcext:value-type="string">
            <text:p>Net-Received - WRITE-ONLY</text:p>
          </table:table-cell>
          <table:table-cell office:value-type="string" calcext:value-type="string">
            <text:p>Net-Sent - READ-ONLY</text:p>
          </table:table-cell>
          <table:table-cell office:value-type="string" calcext:value-type="string">
            <text:p>Net-Sent - WRITE-ONLY</text:p>
          </table:table-cell>
          <table:table-cell office:value-type="string" calcext:value-type="string">
            <text:p>Context Switches - READ-ONLY</text:p>
          </table:table-cell>
          <table:table-cell office:value-type="string" calcext:value-type="string">
            <text:p>Context Switches - WRITE-ONL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594202898551" calcext:value-type="float">
            <text:p>1.475942029</text:p>
          </table:table-cell>
          <table:table-cell office:value-type="float" office:value="1.39340072202166" calcext:value-type="float">
            <text:p>1.393400722</text:p>
          </table:table-cell>
          <table:table-cell office:value-type="float" office:value="2.03769927536232" calcext:value-type="float">
            <text:p>2.0376992754</text:p>
          </table:table-cell>
          <table:table-cell office:value-type="float" office:value="2.11489530685921" calcext:value-type="float">
            <text:p>2.1148953069</text:p>
          </table:table-cell>
          <table:table-cell office:value-type="float" office:value="1050502.62681159" calcext:value-type="float">
            <text:p>1050502.62681159</text:p>
          </table:table-cell>
          <table:table-cell office:value-type="float" office:value="66804.8231046932" calcext:value-type="float">
            <text:p>66804.8231046932</text:p>
          </table:table-cell>
          <table:table-cell office:value-type="float" office:value="79320.4492753623" calcext:value-type="float">
            <text:p>79320.4492753623</text:p>
          </table:table-cell>
          <table:table-cell office:value-type="float" office:value="1009108.01083033" calcext:value-type="float">
            <text:p>1009108.01083033</text:p>
          </table:table-cell>
          <table:table-cell office:value-type="float" office:value="2875.81388043478" calcext:value-type="float">
            <text:p>2875.8138804348</text:p>
          </table:table-cell>
          <table:table-cell office:value-type="float" office:value="2798.79124548736" calcext:value-type="float">
            <text:p>2798.79124548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7779347826087" calcext:value-type="float">
            <text:p>2.8777934783</text:p>
          </table:table-cell>
          <table:table-cell office:value-type="float" office:value="2.72009782608696" calcext:value-type="float">
            <text:p>2.7200978261</text:p>
          </table:table-cell>
          <table:table-cell office:value-type="float" office:value="3.68063768115942" calcext:value-type="float">
            <text:p>3.6806376812</text:p>
          </table:table-cell>
          <table:table-cell office:value-type="float" office:value="3.69753623188406" calcext:value-type="float">
            <text:p>3.6975362319</text:p>
          </table:table-cell>
          <table:table-cell office:value-type="float" office:value="4900986.9673913" calcext:value-type="float">
            <text:p>4900986.9673913</text:p>
          </table:table-cell>
          <table:table-cell office:value-type="float" office:value="314925.789855072" calcext:value-type="float">
            <text:p>314925.789855072</text:p>
          </table:table-cell>
          <table:table-cell office:value-type="float" office:value="366724.086956522" calcext:value-type="float">
            <text:p>366724.086956522</text:p>
          </table:table-cell>
          <table:table-cell office:value-type="float" office:value="4772596.5" calcext:value-type="float">
            <text:p>4772596.5</text:p>
          </table:table-cell>
          <table:table-cell office:value-type="float" office:value="2765.22665942029" calcext:value-type="float">
            <text:p>2765.2266594203</text:p>
          </table:table-cell>
          <table:table-cell office:value-type="float" office:value="2781.11484782609" calcext:value-type="float">
            <text:p>2781.11484782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4635869565217" calcext:value-type="float">
            <text:p>3.8463586957</text:p>
          </table:table-cell>
          <table:table-cell office:value-type="float" office:value="3.51790942028985" calcext:value-type="float">
            <text:p>3.5179094203</text:p>
          </table:table-cell>
          <table:table-cell office:value-type="float" office:value="4.97931884057971" calcext:value-type="float">
            <text:p>4.9793188406</text:p>
          </table:table-cell>
          <table:table-cell office:value-type="float" office:value="4.65457971014493" calcext:value-type="float">
            <text:p>4.6545797101</text:p>
          </table:table-cell>
          <table:table-cell office:value-type="float" office:value="7601995.76449275" calcext:value-type="float">
            <text:p>7601995.76449275</text:p>
          </table:table-cell>
          <table:table-cell office:value-type="float" office:value="485694.420289855" calcext:value-type="float">
            <text:p>485694.420289855</text:p>
          </table:table-cell>
          <table:table-cell office:value-type="float" office:value="568367.528985507" calcext:value-type="float">
            <text:p>568367.528985507</text:p>
          </table:table-cell>
          <table:table-cell office:value-type="float" office:value="7362558.3442029" calcext:value-type="float">
            <text:p>7362558.3442029</text:p>
          </table:table-cell>
          <table:table-cell office:value-type="float" office:value="2765.25533695652" calcext:value-type="float">
            <text:p>2765.2553369565</text:p>
          </table:table-cell>
          <table:table-cell office:value-type="float" office:value="2712.13372101449" calcext:value-type="float">
            <text:p>2712.13372101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0503623188406" calcext:value-type="float">
            <text:p>5.2050362319</text:p>
          </table:table-cell>
          <table:table-cell office:value-type="float" office:value="5.01609386281589" calcext:value-type="float">
            <text:p>5.0160938628</text:p>
          </table:table-cell>
          <table:table-cell office:value-type="float" office:value="6.72840579710145" calcext:value-type="float">
            <text:p>6.7284057971</text:p>
          </table:table-cell>
          <table:table-cell office:value-type="float" office:value="6.69381588447653" calcext:value-type="float">
            <text:p>6.6938158845</text:p>
          </table:table-cell>
          <table:table-cell office:value-type="float" office:value="11668759.5724638" calcext:value-type="float">
            <text:p>11668759.5724638</text:p>
          </table:table-cell>
          <table:table-cell office:value-type="float" office:value="754125.472924188" calcext:value-type="float">
            <text:p>754125.472924188</text:p>
          </table:table-cell>
          <table:table-cell office:value-type="float" office:value="871945.699275362" calcext:value-type="float">
            <text:p>871945.699275362</text:p>
          </table:table-cell>
          <table:table-cell office:value-type="float" office:value="11433598.3140794" calcext:value-type="float">
            <text:p>11433598.3140794</text:p>
          </table:table-cell>
          <table:table-cell office:value-type="float" office:value="2759.90213768116" calcext:value-type="float">
            <text:p>2759.9021376812</text:p>
          </table:table-cell>
          <table:table-cell office:value-type="float" office:value="2702.98037545126" calcext:value-type="float">
            <text:p>2702.98037545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0046014492754" calcext:value-type="float">
            <text:p>7.5004601449</text:p>
          </table:table-cell>
          <table:table-cell office:value-type="float" office:value="7.29690579710145" calcext:value-type="float">
            <text:p>7.2969057971</text:p>
          </table:table-cell>
          <table:table-cell office:value-type="float" office:value="9.56309057971015" calcext:value-type="float">
            <text:p>9.5630905797</text:p>
          </table:table-cell>
          <table:table-cell office:value-type="float" office:value="9.54188405797101" calcext:value-type="float">
            <text:p>9.541884058</text:p>
          </table:table-cell>
          <table:table-cell office:value-type="float" office:value="15793591.6195652" calcext:value-type="float">
            <text:p>15793591.6195652</text:p>
          </table:table-cell>
          <table:table-cell office:value-type="float" office:value="1037021.70652174" calcext:value-type="float">
            <text:p>1037021.70652174</text:p>
          </table:table-cell>
          <table:table-cell office:value-type="float" office:value="1179879.01086957" calcext:value-type="float">
            <text:p>1179879.01086957</text:p>
          </table:table-cell>
          <table:table-cell office:value-type="float" office:value="15724306.9782609" calcext:value-type="float">
            <text:p>15724306.9782609</text:p>
          </table:table-cell>
          <table:table-cell office:value-type="float" office:value="2770.77522101449" calcext:value-type="float">
            <text:p>2770.7752210145</text:p>
          </table:table-cell>
          <table:table-cell office:value-type="float" office:value="2730.31094565217" calcext:value-type="float">
            <text:p>2730.31094565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.47315523465704" calcext:value-type="float">
            <text:p>9.4731552347</text:p>
          </table:table-cell>
          <table:table-cell office:value-type="float" office:value="8.88757971014493" calcext:value-type="float">
            <text:p>8.8875797101</text:p>
          </table:table-cell>
          <table:table-cell office:value-type="float" office:value="12.4381407942238" calcext:value-type="float">
            <text:p>12.4381407942</text:p>
          </table:table-cell>
          <table:table-cell office:value-type="float" office:value="12.0588260869565" calcext:value-type="float">
            <text:p>12.058826087</text:p>
          </table:table-cell>
          <table:table-cell office:value-type="float" office:value="15151356.8916968" calcext:value-type="float">
            <text:p>15151356.8916968</text:p>
          </table:table-cell>
          <table:table-cell office:value-type="float" office:value="1079477.44202899" calcext:value-type="float">
            <text:p>1079477.44202899</text:p>
          </table:table-cell>
          <table:table-cell office:value-type="float" office:value="1132170.11191336" calcext:value-type="float">
            <text:p>1132170.11191336</text:p>
          </table:table-cell>
          <table:table-cell office:value-type="float" office:value="16366725.9891304" calcext:value-type="float">
            <text:p>16366725.9891304</text:p>
          </table:table-cell>
          <table:table-cell office:value-type="float" office:value="2334.07894945848" calcext:value-type="float">
            <text:p>2334.0789494585</text:p>
          </table:table-cell>
          <table:table-cell office:value-type="float" office:value="2452.70447826087" calcext:value-type="float">
            <text:p>2452.70447826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.2870685920578" calcext:value-type="float">
            <text:p>10.2870685921</text:p>
          </table:table-cell>
          <table:table-cell office:value-type="float" office:value="9.90744202898551" calcext:value-type="float">
            <text:p>9.907442029</text:p>
          </table:table-cell>
          <table:table-cell office:value-type="float" office:value="13.1186028880866" calcext:value-type="float">
            <text:p>13.1186028881</text:p>
          </table:table-cell>
          <table:table-cell office:value-type="float" office:value="12.8869456521739" calcext:value-type="float">
            <text:p>12.8869456522</text:p>
          </table:table-cell>
          <table:table-cell office:value-type="float" office:value="15511988.0649819" calcext:value-type="float">
            <text:p>15511988.0649819</text:p>
          </table:table-cell>
          <table:table-cell office:value-type="float" office:value="1060658.5326087" calcext:value-type="float">
            <text:p>1060658.5326087</text:p>
          </table:table-cell>
          <table:table-cell office:value-type="float" office:value="1159135.12635379" calcext:value-type="float">
            <text:p>1159135.12635379</text:p>
          </table:table-cell>
          <table:table-cell office:value-type="float" office:value="16081766.2536232" calcext:value-type="float">
            <text:p>16081766.2536232</text:p>
          </table:table-cell>
          <table:table-cell office:value-type="float" office:value="2175.16807942238" calcext:value-type="float">
            <text:p>2175.1680794224</text:p>
          </table:table-cell>
          <table:table-cell office:value-type="float" office:value="2216.46014492754" calcext:value-type="float">
            <text:p>2216.46014492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6839530685921" calcext:value-type="float">
            <text:p>11.6839530686</text:p>
          </table:table-cell>
          <table:table-cell office:value-type="float" office:value="11.217981884058" calcext:value-type="float">
            <text:p>11.2179818841</text:p>
          </table:table-cell>
          <table:table-cell office:value-type="float" office:value="15.0910288808664" calcext:value-type="float">
            <text:p>15.0910288809</text:p>
          </table:table-cell>
          <table:table-cell office:value-type="float" office:value="15.0885072463768" calcext:value-type="float">
            <text:p>15.0885072464</text:p>
          </table:table-cell>
          <table:table-cell office:value-type="float" office:value="17994098.6534296" calcext:value-type="float">
            <text:p>17994098.6534296</text:p>
          </table:table-cell>
          <table:table-cell office:value-type="float" office:value="1210285.15942029" calcext:value-type="float">
            <text:p>1210285.15942029</text:p>
          </table:table-cell>
          <table:table-cell office:value-type="float" office:value="1344511.50902527" calcext:value-type="float">
            <text:p>1344511.50902527</text:p>
          </table:table-cell>
          <table:table-cell office:value-type="float" office:value="18349866.423913" calcext:value-type="float">
            <text:p>18349866.423913</text:p>
          </table:table-cell>
          <table:table-cell office:value-type="float" office:value="2088.97392418773" calcext:value-type="float">
            <text:p>2088.9739241877</text:p>
          </table:table-cell>
          <table:table-cell office:value-type="float" office:value="2125.39430797101" calcext:value-type="float">
            <text:p>2125.39430797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918428057554" calcext:value-type="float">
            <text:p>11.9184280576</text:p>
          </table:table-cell>
          <table:table-cell office:value-type="float" office:value="12.1202065217391" calcext:value-type="float">
            <text:p>12.1202065217</text:p>
          </table:table-cell>
          <table:table-cell office:value-type="float" office:value="15.4961762589928" calcext:value-type="float">
            <text:p>15.496176259</text:p>
          </table:table-cell>
          <table:table-cell office:value-type="float" office:value="15.7601485507246" calcext:value-type="float">
            <text:p>15.7601485507</text:p>
          </table:table-cell>
          <table:table-cell office:value-type="float" office:value="19422481.3093525" calcext:value-type="float">
            <text:p>19422481.3093525</text:p>
          </table:table-cell>
          <table:table-cell office:value-type="float" office:value="1323577.03623188" calcext:value-type="float">
            <text:p>1323577.03623188</text:p>
          </table:table-cell>
          <table:table-cell office:value-type="float" office:value="1451159.5971223" calcext:value-type="float">
            <text:p>1451159.5971223</text:p>
          </table:table-cell>
          <table:table-cell office:value-type="float" office:value="20067220.6992754" calcext:value-type="float">
            <text:p>20067220.6992754</text:p>
          </table:table-cell>
          <table:table-cell office:value-type="float" office:value="1971.4748705036" calcext:value-type="float">
            <text:p>1971.4748705036</text:p>
          </table:table-cell>
          <table:table-cell office:value-type="float" office:value="2070.6537173913" calcext:value-type="float">
            <text:p>2070.65371739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1371563636364" calcext:value-type="float">
            <text:p>13.1371563636</text:p>
          </table:table-cell>
          <table:table-cell office:value-type="float" office:value="12.5715797101449" calcext:value-type="float">
            <text:p>12.5715797101</text:p>
          </table:table-cell>
          <table:table-cell office:value-type="float" office:value="17.7778254545455" calcext:value-type="float">
            <text:p>17.7778254545</text:p>
          </table:table-cell>
          <table:table-cell office:value-type="float" office:value="17.9640724637681" calcext:value-type="float">
            <text:p>17.9640724638</text:p>
          </table:table-cell>
          <table:table-cell office:value-type="float" office:value="21481190.2363636" calcext:value-type="float">
            <text:p>21481190.2363636</text:p>
          </table:table-cell>
          <table:table-cell office:value-type="float" office:value="1465118.27173913" calcext:value-type="float">
            <text:p>1465118.27173913</text:p>
          </table:table-cell>
          <table:table-cell office:value-type="float" office:value="1604810.67636364" calcext:value-type="float">
            <text:p>1604810.67636364</text:p>
          </table:table-cell>
          <table:table-cell office:value-type="float" office:value="22215518.6268116" calcext:value-type="float">
            <text:p>22215518.6268116</text:p>
          </table:table-cell>
          <table:table-cell office:value-type="float" office:value="1839.56101818182" calcext:value-type="float">
            <text:p>1839.5610181818</text:p>
          </table:table-cell>
          <table:table-cell office:value-type="float" office:value="1882.43856521739" calcext:value-type="float">
            <text:p>1882.438565217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.0913249097473" calcext:value-type="float">
            <text:p>14.0913249097</text:p>
          </table:table-cell>
          <table:table-cell office:value-type="float" office:value="14.4436666666667" calcext:value-type="float">
            <text:p>14.4436666667</text:p>
          </table:table-cell>
          <table:table-cell office:value-type="float" office:value="18.3611949458484" calcext:value-type="float">
            <text:p>18.3611949458</text:p>
          </table:table-cell>
          <table:table-cell office:value-type="float" office:value="19.8308985507246" calcext:value-type="float">
            <text:p>19.8308985507</text:p>
          </table:table-cell>
          <table:table-cell office:value-type="float" office:value="22832911.2057762" calcext:value-type="float">
            <text:p>22832911.2057762</text:p>
          </table:table-cell>
          <table:table-cell office:value-type="float" office:value="1557090.97826087" calcext:value-type="float">
            <text:p>1557090.97826087</text:p>
          </table:table-cell>
          <table:table-cell office:value-type="float" office:value="1705735.72924188" calcext:value-type="float">
            <text:p>1705735.72924188</text:p>
          </table:table-cell>
          <table:table-cell office:value-type="float" office:value="23608440.8043478" calcext:value-type="float">
            <text:p>23608440.8043478</text:p>
          </table:table-cell>
          <table:table-cell office:value-type="float" office:value="1754.83707220217" calcext:value-type="float">
            <text:p>1754.8370722022</text:p>
          </table:table-cell>
          <table:table-cell office:value-type="float" office:value="1785.8554384058" calcext:value-type="float">
            <text:p>1785.855438405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.2688844765343" calcext:value-type="float">
            <text:p>14.2688844765</text:p>
          </table:table-cell>
          <table:table-cell office:value-type="float" office:value="14.9698736462094" calcext:value-type="float">
            <text:p>14.9698736462</text:p>
          </table:table-cell>
          <table:table-cell office:value-type="float" office:value="19.4867942238267" calcext:value-type="float">
            <text:p>19.4867942238</text:p>
          </table:table-cell>
          <table:table-cell office:value-type="float" office:value="22.0242527075812" calcext:value-type="float">
            <text:p>22.0242527076</text:p>
          </table:table-cell>
          <table:table-cell office:value-type="float" office:value="22101440.1588448" calcext:value-type="float">
            <text:p>22101440.1588448</text:p>
          </table:table-cell>
          <table:table-cell office:value-type="float" office:value="1537929.5631769" calcext:value-type="float">
            <text:p>1537929.5631769</text:p>
          </table:table-cell>
          <table:table-cell office:value-type="float" office:value="1651570.85920578" calcext:value-type="float">
            <text:p>1651570.85920578</text:p>
          </table:table-cell>
          <table:table-cell office:value-type="float" office:value="23314292.4801444" calcext:value-type="float">
            <text:p>23314292.4801444</text:p>
          </table:table-cell>
          <table:table-cell office:value-type="float" office:value="1591.89565703971" calcext:value-type="float">
            <text:p>1591.8956570397</text:p>
          </table:table-cell>
          <table:table-cell office:value-type="float" office:value="1620.70171119134" calcext:value-type="float">
            <text:p>1620.7017111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19:29:53.025205419</dc:date>
    <meta:editing-duration>PT13M13S</meta:editing-duration>
    <meta:editing-cycles>3</meta:editing-cycles>
    <meta:generator>LibreOffice/5.1.6.2$Linux_X86_64 LibreOffice_project/10m0$Build-2</meta:generator>
    <meta:document-statistic meta:table-count="1" meta:cell-count="14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05cm" svg:y="3.967cm" style:legend-expansion="high" chart:style-name="ch2"/>
        <chart:plot-area chart:style-name="ch3" table:cell-range-address="dstat_memtier.A1:dstat_memtier.C13" chart:data-source-has-labels="both" svg:x="0.32cm" svg:y="0.18cm" svg:width="9.965cm" svg:height="8.64cm">
          <chartooo:coordinate-region svg:x="0.969cm" svg:y="0.372cm" svg:width="9.115cm" svg:height="7.816cm"/>
          <chart:axis chart:dimension="x" chart:name="primary-x" chart:style-name="ch4" chartooo:axis-type="auto">
            <chartooo:date-scale/>
            <chart:categories table:cell-range-address="dstat_memtier.A2:dstat_memtier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stat_memtier.B2:dstat_memtier.B13" chart:label-cell-address="dstat_memtier.B1:dstat_memtier.B1" chart:class="chart:line">
            <chart:data-point chart:repeated="12"/>
          </chart:series>
          <chart:series chart:style-name="ch8" chart:values-cell-range-address="dstat_memtier.C2:dstat_memtier.C13" chart:label-cell-address="dstat_memtier.C1:dstat_memtier.C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CPU - READ-ONLY</text:p>
                <draw:g>
                  <svg:desc>dstat_memtier.B1:dstat_memtier.B1</svg:desc>
                </draw:g>
              </table:table-cell>
              <table:table-cell office:value-type="string">
                <text:p>User CPU - WRITE-ONLY</text:p>
                <draw:g>
                  <svg:desc>dstat_memtier.C1:dstat_memtier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3</svg:desc>
                </draw:g>
              </table:table-cell>
              <table:table-cell office:value-type="float" office:value="1.47594202898551">
                <text:p>1.47594202898551</text:p>
                <draw:g>
                  <svg:desc>dstat_memtier.B2:dstat_memtier.B13</svg:desc>
                </draw:g>
              </table:table-cell>
              <table:table-cell office:value-type="float" office:value="1.39340072202166">
                <text:p>1.39340072202166</text:p>
                <draw:g>
                  <svg:desc>dstat_memtier.C2:dstat_memtier.C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87779347826087">
                <text:p>2.87779347826087</text:p>
              </table:table-cell>
              <table:table-cell office:value-type="float" office:value="2.72009782608696">
                <text:p>2.720097826086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84635869565217">
                <text:p>3.84635869565217</text:p>
              </table:table-cell>
              <table:table-cell office:value-type="float" office:value="3.51790942028985">
                <text:p>3.517909420289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20503623188406">
                <text:p>5.20503623188406</text:p>
              </table:table-cell>
              <table:table-cell office:value-type="float" office:value="5.01609386281589">
                <text:p>5.01609386281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50046014492754">
                <text:p>7.50046014492754</text:p>
              </table:table-cell>
              <table:table-cell office:value-type="float" office:value="7.29690579710145">
                <text:p>7.296905797101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9.47315523465704">
                <text:p>9.47315523465704</text:p>
              </table:table-cell>
              <table:table-cell office:value-type="float" office:value="8.88757971014493">
                <text:p>8.887579710144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2870685920578">
                <text:p>10.2870685920578</text:p>
              </table:table-cell>
              <table:table-cell office:value-type="float" office:value="9.90744202898551">
                <text:p>9.9074420289855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6839530685921">
                <text:p>11.6839530685921</text:p>
              </table:table-cell>
              <table:table-cell office:value-type="float" office:value="11.217981884058">
                <text:p>11.2179818840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1.918428057554">
                <text:p>11.918428057554</text:p>
              </table:table-cell>
              <table:table-cell office:value-type="float" office:value="12.1202065217391">
                <text:p>12.120206521739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.1371563636364">
                <text:p>13.1371563636364</text:p>
              </table:table-cell>
              <table:table-cell office:value-type="float" office:value="12.5715797101449">
                <text:p>12.571579710144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4.0913249097473">
                <text:p>14.0913249097473</text:p>
              </table:table-cell>
              <table:table-cell office:value-type="float" office:value="14.4436666666667">
                <text:p>14.443666666666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.2688844765343">
                <text:p>14.2688844765343</text:p>
              </table:table-cell>
              <table:table-cell office:value-type="float" office:value="14.9698736462094">
                <text:p>14.96987364620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157cm" svg:y="3.967cm" style:legend-expansion="high" chart:style-name="ch2"/>
        <chart:plot-area chart:style-name="ch3" table:cell-range-address="dstat_memtier.A1:dstat_memtier.A13 dstat_memtier.D1:dstat_memtier.E13" chart:data-source-has-labels="both" svg:x="0.32cm" svg:y="0.18cm" svg:width="9.517cm" svg:height="8.64cm">
          <chartooo:coordinate-region svg:x="0.969cm" svg:y="0.372cm" svg:width="8.667cm" svg:height="7.816cm"/>
          <chart:axis chart:dimension="x" chart:name="primary-x" chart:style-name="ch4" chartooo:axis-type="auto">
            <chartooo:date-scale/>
            <chart:categories table:cell-range-address="dstat_memtier.A2:dstat_memtier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D2:dstat_memtier.D13" chart:label-cell-address="dstat_memtier.D1:dstat_memtier.D1" chart:class="chart:line">
            <chart:data-point chart:repeated="12"/>
          </chart:series>
          <chart:series chart:style-name="ch7" chart:values-cell-range-address="dstat_memtier.E2:dstat_memtier.E13" chart:label-cell-address="dstat_memtier.E1:dstat_memtier.E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ystem CPU - READ-ONLY</text:p>
                <draw:g>
                  <svg:desc>dstat_memtier.D1:dstat_memtier.D1</svg:desc>
                </draw:g>
              </table:table-cell>
              <table:table-cell office:value-type="string">
                <text:p>System CPU - WRITE-ONLY</text:p>
                <draw:g>
                  <svg:desc>dstat_memtier.E1:dstat_memtier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3</svg:desc>
                </draw:g>
              </table:table-cell>
              <table:table-cell office:value-type="float" office:value="2.03769927536232">
                <text:p>2.03769927536232</text:p>
                <draw:g>
                  <svg:desc>dstat_memtier.D2:dstat_memtier.D13</svg:desc>
                </draw:g>
              </table:table-cell>
              <table:table-cell office:value-type="float" office:value="2.11489530685921">
                <text:p>2.11489530685921</text:p>
                <draw:g>
                  <svg:desc>dstat_memtier.E2:dstat_memtier.E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68063768115942">
                <text:p>3.68063768115942</text:p>
              </table:table-cell>
              <table:table-cell office:value-type="float" office:value="3.69753623188406">
                <text:p>3.697536231884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7931884057971">
                <text:p>4.97931884057971</text:p>
              </table:table-cell>
              <table:table-cell office:value-type="float" office:value="4.65457971014493">
                <text:p>4.654579710144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.72840579710145">
                <text:p>6.72840579710145</text:p>
              </table:table-cell>
              <table:table-cell office:value-type="float" office:value="6.69381588447653">
                <text:p>6.693815884476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.56309057971015">
                <text:p>9.56309057971015</text:p>
              </table:table-cell>
              <table:table-cell office:value-type="float" office:value="9.54188405797101">
                <text:p>9.541884057971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.4381407942238">
                <text:p>12.4381407942238</text:p>
              </table:table-cell>
              <table:table-cell office:value-type="float" office:value="12.0588260869565">
                <text:p>12.058826086956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3.1186028880866">
                <text:p>13.1186028880866</text:p>
              </table:table-cell>
              <table:table-cell office:value-type="float" office:value="12.8869456521739">
                <text:p>12.88694565217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.0910288808664">
                <text:p>15.0910288808664</text:p>
              </table:table-cell>
              <table:table-cell office:value-type="float" office:value="15.0885072463768">
                <text:p>15.088507246376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.4961762589928">
                <text:p>15.4961762589928</text:p>
              </table:table-cell>
              <table:table-cell office:value-type="float" office:value="15.7601485507246">
                <text:p>15.760148550724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7778254545455">
                <text:p>17.7778254545455</text:p>
              </table:table-cell>
              <table:table-cell office:value-type="float" office:value="17.9640724637681">
                <text:p>17.964072463768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.3611949458484">
                <text:p>18.3611949458484</text:p>
              </table:table-cell>
              <table:table-cell office:value-type="float" office:value="19.8308985507246">
                <text:p>19.830898550724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9.4867942238267">
                <text:p>19.4867942238267</text:p>
              </table:table-cell>
              <table:table-cell office:value-type="float" office:value="22.0242527075812">
                <text:p>22.02425270758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024cm" svg:y="3.967cm" style:legend-expansion="high" chart:style-name="ch2"/>
        <chart:plot-area chart:style-name="ch3" table:cell-range-address="dstat_memtier.A1:dstat_memtier.A13 dstat_memtier.F1:dstat_memtier.G13" chart:data-source-has-labels="both" svg:x="0.32cm" svg:y="0.18cm" svg:width="9.384cm" svg:height="8.64cm">
          <chartooo:coordinate-region svg:x="2.165cm" svg:y="0.372cm" svg:width="7.338cm" svg:height="7.816cm"/>
          <chart:axis chart:dimension="x" chart:name="primary-x" chart:style-name="ch4" chartooo:axis-type="auto">
            <chartooo:date-scale/>
            <chart:categories table:cell-range-address="dstat_memtier.A2:dstat_memtier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F2:dstat_memtier.F13" chart:label-cell-address="dstat_memtier.F1:dstat_memtier.F1" chart:class="chart:line">
            <chart:data-point chart:repeated="12"/>
          </chart:series>
          <chart:series chart:style-name="ch7" chart:values-cell-range-address="dstat_memtier.G2:dstat_memtier.G13" chart:label-cell-address="dstat_memtier.G1:dstat_memtier.G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Received - READ-ONLY</text:p>
                <draw:g>
                  <svg:desc>dstat_memtier.F1:dstat_memtier.F1</svg:desc>
                </draw:g>
              </table:table-cell>
              <table:table-cell office:value-type="string">
                <text:p>Net-Received - WRITE-ONLY</text:p>
                <draw:g>
                  <svg:desc>dstat_memtier.G1:dstat_memtier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3</svg:desc>
                </draw:g>
              </table:table-cell>
              <table:table-cell office:value-type="float" office:value="1050502.62681159">
                <text:p>1050502.62681159</text:p>
                <draw:g>
                  <svg:desc>dstat_memtier.F2:dstat_memtier.F13</svg:desc>
                </draw:g>
              </table:table-cell>
              <table:table-cell office:value-type="float" office:value="66804.8231046932">
                <text:p>66804.8231046932</text:p>
                <draw:g>
                  <svg:desc>dstat_memtier.G2:dstat_memtier.G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900986.9673913">
                <text:p>4900986.9673913</text:p>
              </table:table-cell>
              <table:table-cell office:value-type="float" office:value="314925.789855072">
                <text:p>314925.7898550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601995.76449275">
                <text:p>7601995.76449275</text:p>
              </table:table-cell>
              <table:table-cell office:value-type="float" office:value="485694.420289855">
                <text:p>485694.4202898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668759.5724638">
                <text:p>11668759.5724638</text:p>
              </table:table-cell>
              <table:table-cell office:value-type="float" office:value="754125.472924188">
                <text:p>754125.4729241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5793591.6195652">
                <text:p>15793591.6195652</text:p>
              </table:table-cell>
              <table:table-cell office:value-type="float" office:value="1037021.70652174">
                <text:p>1037021.706521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151356.8916968">
                <text:p>15151356.8916968</text:p>
              </table:table-cell>
              <table:table-cell office:value-type="float" office:value="1079477.44202899">
                <text:p>1079477.44202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511988.0649819">
                <text:p>15511988.0649819</text:p>
              </table:table-cell>
              <table:table-cell office:value-type="float" office:value="1060658.5326087">
                <text:p>1060658.53260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994098.6534296">
                <text:p>17994098.6534296</text:p>
              </table:table-cell>
              <table:table-cell office:value-type="float" office:value="1210285.15942029">
                <text:p>1210285.159420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422481.3093525">
                <text:p>19422481.3093525</text:p>
              </table:table-cell>
              <table:table-cell office:value-type="float" office:value="1323577.03623188">
                <text:p>1323577.0362318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481190.2363636">
                <text:p>21481190.2363636</text:p>
              </table:table-cell>
              <table:table-cell office:value-type="float" office:value="1465118.27173913">
                <text:p>1465118.271739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2832911.2057762">
                <text:p>22832911.2057762</text:p>
              </table:table-cell>
              <table:table-cell office:value-type="float" office:value="1557090.97826087">
                <text:p>1557090.978260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2101440.1588448">
                <text:p>22101440.1588448</text:p>
              </table:table-cell>
              <table:table-cell office:value-type="float" office:value="1537929.5631769">
                <text:p>1537929.56317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788cm" svg:y="3.967cm" style:legend-expansion="high" chart:style-name="ch2"/>
        <chart:plot-area chart:style-name="ch3" table:cell-range-address="dstat_memtier.A1:dstat_memtier.A13 dstat_memtier.H1:dstat_memtier.I13" chart:data-source-has-labels="both" svg:x="0.32cm" svg:y="0.18cm" svg:width="10.148cm" svg:height="8.64cm">
          <chartooo:coordinate-region svg:x="2.165cm" svg:y="0.372cm" svg:width="8.102cm" svg:height="7.816cm"/>
          <chart:axis chart:dimension="x" chart:name="primary-x" chart:style-name="ch4" chartooo:axis-type="auto">
            <chartooo:date-scale/>
            <chart:categories table:cell-range-address="dstat_memtier.A2:dstat_memtier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H2:dstat_memtier.H13" chart:label-cell-address="dstat_memtier.H1:dstat_memtier.H1" chart:class="chart:line">
            <chart:data-point chart:repeated="12"/>
          </chart:series>
          <chart:series chart:style-name="ch7" chart:values-cell-range-address="dstat_memtier.I2:dstat_memtier.I13" chart:label-cell-address="dstat_memtier.I1:dstat_memtier.I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-Sent - READ-ONLY</text:p>
                <draw:g>
                  <svg:desc>dstat_memtier.H1:dstat_memtier.H1</svg:desc>
                </draw:g>
              </table:table-cell>
              <table:table-cell office:value-type="string">
                <text:p>Net-Sent - WRITE-ONLY</text:p>
                <draw:g>
                  <svg:desc>dstat_memtier.I1:dstat_memtier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3</svg:desc>
                </draw:g>
              </table:table-cell>
              <table:table-cell office:value-type="float" office:value="79320.4492753623">
                <text:p>79320.4492753623</text:p>
                <draw:g>
                  <svg:desc>dstat_memtier.H2:dstat_memtier.H13</svg:desc>
                </draw:g>
              </table:table-cell>
              <table:table-cell office:value-type="float" office:value="1009108.01083033">
                <text:p>1009108.01083033</text:p>
                <draw:g>
                  <svg:desc>dstat_memtier.I2:dstat_memtier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6724.086956522">
                <text:p>366724.086956522</text:p>
              </table:table-cell>
              <table:table-cell office:value-type="float" office:value="4772596.5">
                <text:p>4772596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68367.528985507">
                <text:p>568367.528985507</text:p>
              </table:table-cell>
              <table:table-cell office:value-type="float" office:value="7362558.3442029">
                <text:p>7362558.34420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71945.699275362">
                <text:p>871945.699275362</text:p>
              </table:table-cell>
              <table:table-cell office:value-type="float" office:value="11433598.3140794">
                <text:p>11433598.31407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79879.01086957">
                <text:p>1179879.01086957</text:p>
              </table:table-cell>
              <table:table-cell office:value-type="float" office:value="15724306.9782609">
                <text:p>15724306.97826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32170.11191336">
                <text:p>1132170.11191336</text:p>
              </table:table-cell>
              <table:table-cell office:value-type="float" office:value="16366725.9891304">
                <text:p>16366725.989130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59135.12635379">
                <text:p>1159135.12635379</text:p>
              </table:table-cell>
              <table:table-cell office:value-type="float" office:value="16081766.2536232">
                <text:p>16081766.25362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344511.50902527">
                <text:p>1344511.50902527</text:p>
              </table:table-cell>
              <table:table-cell office:value-type="float" office:value="18349866.423913">
                <text:p>18349866.4239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451159.5971223">
                <text:p>1451159.5971223</text:p>
              </table:table-cell>
              <table:table-cell office:value-type="float" office:value="20067220.6992754">
                <text:p>20067220.69927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04810.67636364">
                <text:p>1604810.67636364</text:p>
              </table:table-cell>
              <table:table-cell office:value-type="float" office:value="22215518.6268116">
                <text:p>22215518.62681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705735.72924188">
                <text:p>1705735.72924188</text:p>
              </table:table-cell>
              <table:table-cell office:value-type="float" office:value="23608440.8043478">
                <text:p>23608440.804347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651570.85920578">
                <text:p>1651570.85920578</text:p>
              </table:table-cell>
              <table:table-cell office:value-type="float" office:value="23314292.4801444">
                <text:p>23314292.4801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4cm" svg:y="3.585cm" style:legend-expansion="high" chart:style-name="ch2"/>
        <chart:plot-area chart:style-name="ch3" table:cell-range-address="dstat_memtier.A1:dstat_memtier.A13 dstat_memtier.J1:dstat_memtier.K13" chart:data-source-has-labels="both" svg:x="0.32cm" svg:y="0.18cm" svg:width="9.7cm" svg:height="8.64cm">
          <chartooo:coordinate-region svg:x="1.368cm" svg:y="0.372cm" svg:width="8.451cm" svg:height="7.816cm"/>
          <chart:axis chart:dimension="x" chart:name="primary-x" chart:style-name="ch4" chartooo:axis-type="auto">
            <chartooo:date-scale/>
            <chart:categories table:cell-range-address="dstat_memtier.A2:dstat_memtier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stat_memtier.J2:dstat_memtier.J13" chart:label-cell-address="dstat_memtier.J1:dstat_memtier.J1" chart:class="chart:line">
            <chart:data-point chart:repeated="12"/>
          </chart:series>
          <chart:series chart:style-name="ch7" chart:values-cell-range-address="dstat_memtier.K2:dstat_memtier.K13" chart:label-cell-address="dstat_memtier.K1:dstat_memtier.K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 Switches - READ-ONLY</text:p>
                <draw:g>
                  <svg:desc>dstat_memtier.J1:dstat_memtier.J1</svg:desc>
                </draw:g>
              </table:table-cell>
              <table:table-cell office:value-type="string">
                <text:p>Context Switches - WRITE-ONLY</text:p>
                <draw:g>
                  <svg:desc>dstat_memtier.K1:dstat_memtier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stat_memtier.A2:dstat_memtier.A13</svg:desc>
                </draw:g>
              </table:table-cell>
              <table:table-cell office:value-type="float" office:value="2875.81388043478">
                <text:p>2875.81388043478</text:p>
                <draw:g>
                  <svg:desc>dstat_memtier.J2:dstat_memtier.J13</svg:desc>
                </draw:g>
              </table:table-cell>
              <table:table-cell office:value-type="float" office:value="2798.79124548736">
                <text:p>2798.79124548736</text:p>
                <draw:g>
                  <svg:desc>dstat_memtier.K2:dstat_memtier.K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65.22665942029">
                <text:p>2765.22665942029</text:p>
              </table:table-cell>
              <table:table-cell office:value-type="float" office:value="2781.11484782609">
                <text:p>2781.114847826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65.25533695652">
                <text:p>2765.25533695652</text:p>
              </table:table-cell>
              <table:table-cell office:value-type="float" office:value="2712.13372101449">
                <text:p>2712.133721014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759.90213768116">
                <text:p>2759.90213768116</text:p>
              </table:table-cell>
              <table:table-cell office:value-type="float" office:value="2702.98037545126">
                <text:p>2702.9803754512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70.77522101449">
                <text:p>2770.77522101449</text:p>
              </table:table-cell>
              <table:table-cell office:value-type="float" office:value="2730.31094565217">
                <text:p>2730.3109456521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34.07894945848">
                <text:p>2334.07894945848</text:p>
              </table:table-cell>
              <table:table-cell office:value-type="float" office:value="2452.70447826087">
                <text:p>2452.704478260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75.16807942238">
                <text:p>2175.16807942238</text:p>
              </table:table-cell>
              <table:table-cell office:value-type="float" office:value="2216.46014492754">
                <text:p>2216.4601449275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088.97392418773">
                <text:p>2088.97392418773</text:p>
              </table:table-cell>
              <table:table-cell office:value-type="float" office:value="2125.39430797101">
                <text:p>2125.3943079710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971.4748705036">
                <text:p>1971.4748705036</text:p>
              </table:table-cell>
              <table:table-cell office:value-type="float" office:value="2070.6537173913">
                <text:p>2070.65371739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39.56101818182">
                <text:p>1839.56101818182</text:p>
              </table:table-cell>
              <table:table-cell office:value-type="float" office:value="1882.43856521739">
                <text:p>1882.4385652173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754.83707220217">
                <text:p>1754.83707220217</text:p>
              </table:table-cell>
              <table:table-cell office:value-type="float" office:value="1785.8554384058">
                <text:p>1785.855438405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91.89565703971">
                <text:p>1591.89565703971</text:p>
              </table:table-cell>
              <table:table-cell office:value-type="float" office:value="1620.70171119134">
                <text:p>1620.701711191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